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fo:font-style="italic" officeooo:paragraph-rsid="00111913" style:font-style-asian="italic" style:font-style-complex="italic"/>
    </style:style>
    <style:style style:name="P6" style:family="paragraph" style:parent-style-name="Standard">
      <style:text-properties officeooo:paragraph-rsid="00111913"/>
    </style:style>
    <style:style style:name="P7" style:family="paragraph" style:parent-style-name="Standard">
      <style:text-properties officeooo:paragraph-rsid="0011c345"/>
    </style:style>
    <style:style style:name="P8" style:family="paragraph" style:parent-style-name="Standard">
      <style:text-properties officeooo:paragraph-rsid="0019c318"/>
    </style:style>
    <style:style style:name="P9" style:family="paragraph" style:parent-style-name="Standard">
      <style:text-properties officeooo:paragraph-rsid="001c7123"/>
    </style:style>
    <style:style style:name="P10" style:family="paragraph" style:parent-style-name="Standard">
      <style:text-properties officeooo:rsid="001ccc47" officeooo:paragraph-rsid="001ccc47"/>
    </style:style>
    <style:style style:name="P11" style:family="paragraph" style:parent-style-name="Standard">
      <style:text-properties officeooo:rsid="001f53a6" officeooo:paragraph-rsid="001f53a6"/>
    </style:style>
    <style:style style:name="P12" style:family="paragraph" style:parent-style-name="Standard">
      <style:text-properties officeooo:paragraph-rsid="00206294"/>
    </style:style>
    <style:style style:name="P13" style:family="paragraph" style:parent-style-name="Standard">
      <style:text-properties officeooo:rsid="00206294" officeooo:paragraph-rsid="00206294"/>
    </style:style>
    <style:style style:name="P14" style:family="paragraph" style:parent-style-name="Standard">
      <style:text-properties officeooo:rsid="001c7123" officeooo:paragraph-rsid="001c7123"/>
    </style:style>
    <style:style style:name="P15"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6"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7" style:family="paragraph" style:parent-style-name="Preformatted_20_Text">
      <style:text-properties officeooo:rsid="001f53a6" officeooo:paragraph-rsid="001f53a6"/>
    </style:style>
    <style:style style:name="P18" style:family="paragraph" style:parent-style-name="Preformatted_20_Text">
      <style:paragraph-properties fo:margin-top="0cm" fo:margin-bottom="0.499cm" loext:contextual-spacing="false"/>
    </style:style>
    <style:style style:name="P19" style:family="paragraph" style:parent-style-name="Standard">
      <style:paragraph-properties fo:break-before="page"/>
    </style:style>
    <style:style style:name="P20" style:family="paragraph" style:parent-style-name="Standard">
      <style:paragraph-properties fo:break-before="page"/>
      <style:text-properties fo:font-weight="bold" style:font-weight-asian="bold" style:font-weight-complex="bold"/>
    </style:style>
    <style:style style:name="P21"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2"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officeooo:rsid="0017ca02"/>
    </style:style>
    <style:style style:name="T15" style:family="text">
      <style:text-properties officeooo:rsid="0019c318"/>
    </style:style>
    <style:style style:name="T16" style:family="text">
      <style:text-properties style:text-underline-style="solid" style:text-underline-width="auto" style:text-underline-color="font-color" officeooo:rsid="0019c318"/>
    </style:style>
    <style:style style:name="T17" style:family="text">
      <style:text-properties officeooo:rsid="001a999f"/>
    </style:style>
    <style:style style:name="T18" style:family="text">
      <style:text-properties officeooo:rsid="001c7123"/>
    </style:style>
    <style:style style:name="T19" style:family="text">
      <style:text-properties officeooo:rsid="001ccc47"/>
    </style:style>
    <style:style style:name="T20" style:family="text">
      <style:text-properties officeooo:rsid="001dd8ea"/>
    </style:style>
    <style:style style:name="T21" style:family="text">
      <style:text-properties fo:background-color="#eeeeee" loext:char-shading-value="0"/>
    </style:style>
    <style:style style:name="T22" style:family="text">
      <style:text-properties officeooo:rsid="00228837"/>
    </style:style>
    <style:style style:name="T23" style:family="text">
      <style:text-properties officeooo:rsid="002402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20">Chapter 2 "Javascript for React" Part II - Jan 12th 7pm</text:p>
      <text:p text:style-name="Standard">------</text:p>
      <text:p text:style-name="Standard"><text:span text:style-name="T1">Q1.</text:span> What is the difference between promises and async/await?</text:p>
      <text:p text:style-name="P6"><text:tab/><text:span text:style-name="T7">Promises is a way to execute tasks with different responses times in order. In other words, asynchronous tasks being treated synchronously.</text:span></text:p>
      <text:p text:style-name="P7"><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6"><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6"><text:tab/><text:span text:style-name="T11">In case to catch errors, it is a good practice to use the try/catch.</text:span></text:p>
      <text:p text:style-name="P6">* <text:span text:style-name="T8">JS is not asynchronous:</text:span></text:p>
      <text:p text:style-name="P6">“...<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6"><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
      <text:p text:style-name="P6"><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4">B</text:span>oth export and export default can be used on any JavaScript type: primitives, objects, arrays, and functions” <text:span text:style-name="T14">from the book.</text:span></text:p>
      <text:p text:style-name="Standard"/>
      <text:p text:style-name="Standard"><text:span text:style-name="T1">Q3.</text:span> How does a module with a single and multiple exports differ when being imported in another module?</text:p>
      <text:p text:style-name="Standard"><text:tab/><text:span text:style-name="T17">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8"><text:tab/><text:span text:style-name="T15">1- using </text:span><text:span text:style-name="T16">“import &lt;original-name&gt; as &lt;new-name&gt; from ‘file.js’”</text:span><text:span text:style-name="T15"> the imported resource will be referenced by new-name in that scope;</text:span></text:p>
      <text:p text:style-name="P8"><text:span text:style-name="T15"><text:tab/>2- using </text:span><text:span text:style-name="T16">“import * as &lt;new-name&gt; from ‘file.js’”</text:span><text:span text:style-name="T15">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9"><text:tab/><text:span text:style-name="T18">It exports by using </text:span></text:p>
      <text:p text:style-name="P14"><text:tab/><text:tab/>module.exports = &lt;one-resource&gt; or </text:p>
      <text:p text:style-name="P9"><text:tab/><text:tab/><text:span text:style-name="T18">module.exports = {</text:span></text:p>
      <text:p text:style-name="P9"><text:tab/><text:tab/><text:tab/><text:span text:style-name="T18">&lt;resouce-one&gt;,</text:span></text:p>
      <text:p text:style-name="P9"><text:tab/><text:tab/><text:tab/><text:span text:style-name="T18">&lt;resource-two&gt;,</text:span></text:p>
      <text:p text:style-name="P9"><text:tab/><text:tab/><text:tab/>...</text:p>
      <text:p text:style-name="P9"><text:tab/><text:tab/><text:span text:style-name="T18">}</text:span></text:p>
      <text:p text:style-name="P9"><text:tab/><text:span text:style-name="T19">It imports by using const binder = require(“&lt;js-file&gt;”)</text:span></text:p>
      <text:p text:style-name="P9"/>
      <text:p text:style-name="P10">ES6:</text:p>
      <text:p text:style-name="P10">- export &lt;resource&gt;</text:p>
      <text:p text:style-name="P10">- export default &lt;resource&gt; exports a single main variable</text:p>
      <text:p text:style-name="P10">- import <text:span text:style-name="T20">{resource-name, other-resource-name} from file.js</text:span></text:p>
      <text:p text:style-name="P10">- <text:span text:style-name="T20">import {resource-name as otherStuff} from file.js</text:span></text:p>
      <text:p text:style-name="P10"/>
      <text:p text:style-name="Standard"><text:tab/><text:span text:style-name="T17">ES6 uses export and import</text:span></text:p>
      <text:p text:style-name="Standard"><text:tab/><text:span text:style-name="T20">CommonJS exports by using module.exports and import by require</text:span></text:p>
      <text:p text:style-name="Standard"/>
      <text:p text:style-name="Standard"/>
      <text:p text:style-name="P19">BONUS (Interview Questions)</text:p>
      <text:p text:style-name="Standard"><text:span text:style-name="T1">B1.</text:span> How do you define a class in JavaScript? How do you a public and a private variable in this class?</text:p>
      <text:p text:style-name="P11">Basically two ways:</text:p>
      <text:p text:style-name="P11">1- Using prototypical inheritance technique:</text:p>
      <text:p text:style-name="P17"><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8"><text:span text:style-name="Source_20_Text">};</text:span></text:p>
      <text:p text:style-name="P11">2- ES2015 introduce a class declaration that works similar to OOP languages</text:p>
      <text:p text:style-name="P17"><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8"><text:span text:style-name="Source_20_Text">}</text:span></text:p>
      <text:p text:style-name="P13">From MDN:</text:p>
      <text:p text:style-name="P13">“<text:span text:style-name="T12">Class properties are public by default and can be examined or modified outside the class. There is however a “stage 3 proposal” to allow defining private class fields using a hash # prefix.”</text:span></text:p>
      <text:p text:style-name="P15">“Private instance fields are declared with # names (pronounced "hash names"), which are identifiers prefixed with #. The # is a part of the name itself. It is used for declaration and accessing as well.”</text:p>
      <text:p text:style-name="P16">Before the use of #, the _ char was used simply to flag that that variable was “private”, but it access there was no restrictions. Only a flag.</text:p>
      <text:p text:style-name="P15"/>
      <text:p text:style-name="P12"><text:span text:style-name="T12">* The </text:span><text:span text:style-name="Source_20_Text"><text:span text:style-name="Strong_20_Emphasis"><text:span text:style-name="T21">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5">Static variables are called by static methods</text:p>
      <text:p text:style-name="P15"/>
      <text:p text:style-name="P22">Another way to do it it is by creating a variable inside a function, which do not return that.</text:p>
      <text:p text:style-name="P22">i.e.</text:p>
      <text:p text:style-name="P22">function asd(num) {</text:p>
      <text:p text:style-name="P22"><text:tab/>v = 1;</text:p>
      <text:p text:style-name="P22"><text:tab/>return v * num;</text:p>
      <text:p text:style-name="P22">}</text:p>
      <text:p text:style-name="Standard"/>
      <text:p text:style-name="Standard"><text:span text:style-name="T1"/></text:p>
      <text:p text:style-name="Standard"><text:soft-page-break/><text:span text:style-name="T1">B2.</text:span> What is a JavaScript promise?</text:p>
      <text:p text:style-name="Standard"><text:tab/><text:span text:style-name="T15">It is an object that will return something in a future </text:span><text:span text:style-name="T22">time</text:span><text:span text:style-name="T15">.</text:span></text:p>
      <text:p text:style-name="Standard"><text:tab/><text:span text:style-name="T23">It allows running asynchronous tasks in order (synchronously).</text:span></text:p>
      <text:p text:style-name="Standard"><text:tab/><text:span text:style-name="T15">It holds 3 possible status: Pending, Resolved and Rejected.</text:span></text:p>
      <text:p text:style-name="Standard"><text:tab/><text:span text:style-name="T15">It can be used to execute asynchronous tasks in a synchronous way.</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13T11:19:00.644080233</dc:date>
    <meta:editing-duration>PT17H2M32S</meta:editing-duration>
    <meta:editing-cycles>14</meta:editing-cycles>
    <meta:generator>LibreOffice/6.4.1.2$Linux_X86_64 LibreOffice_project/4d224e95b98b138af42a64d84056446d09082932</meta:generator>
    <meta:document-statistic meta:table-count="0" meta:image-count="0" meta:object-count="0" meta:page-count="6" meta:paragraph-count="105" meta:word-count="1184" meta:character-count="7312" meta:non-whitespace-character-count="6144"/>
  </office:meta>
</office:document-meta>
</file>